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2cm" svg:height="0.635cm" svg:x="2.345cm" svg:y="8.5cm">
          <text:p text:style-name="P2"/>
        </draw:rect>
        <draw:line draw:style-name="gr2" draw:text-style-name="P1" draw:layer="layout" svg:x1="2.728cm" svg:y1="8.827cm" svg:x2="3.185cm" svg:y2="8.827cm">
          <text:p text:style-name="P2"/>
        </draw:line>
        <draw:line draw:style-name="gr2" draw:text-style-name="P1" draw:layer="layout" svg:x1="2.94cm" svg:y1="8.6cm" svg:x2="2.94cm" svg:y2="9.057cm">
          <text:p text:style-name="P2"/>
        </draw:line>
        <draw:line draw:style-name="gr2" draw:text-style-name="P1" draw:layer="layout" svg:x1="3.429cm" svg:y1="8.828cm" svg:x2="3.886cm" svg:y2="8.828cm">
          <text:p text:style-name="P2"/>
        </draw:line>
        <draw:line draw:style-name="gr2" draw:text-style-name="P1" draw:layer="layout" svg:x1="3.641cm" svg:y1="8.601cm" svg:x2="3.641cm" svg:y2="9.058cm">
          <text:p text:style-name="P2"/>
        </draw:line>
        <draw:line draw:style-name="gr2" draw:text-style-name="P1" draw:layer="layout" svg:x1="4.129cm" svg:y1="8.828cm" svg:x2="4.586cm" svg:y2="8.828cm">
          <text:p text:style-name="P2"/>
        </draw:line>
        <draw:line draw:style-name="gr2" draw:text-style-name="P1" draw:layer="layout" svg:x1="4.341cm" svg:y1="8.601cm" svg:x2="4.341cm" svg:y2="9.058cm">
          <text:p text:style-name="P2"/>
        </draw:line>
        <draw:line draw:style-name="gr2" draw:text-style-name="P1" draw:layer="layout" svg:x1="4.829cm" svg:y1="8.828cm" svg:x2="5.286cm" svg:y2="8.828cm">
          <text:p text:style-name="P2"/>
        </draw:line>
        <draw:line draw:style-name="gr2" draw:text-style-name="P1" draw:layer="layout" svg:x1="5.041cm" svg:y1="8.601cm" svg:x2="5.041cm" svg:y2="9.058cm">
          <text:p text:style-name="P2"/>
        </draw:line>
        <draw:line draw:style-name="gr2" draw:text-style-name="P1" draw:layer="layout" svg:x1="5.529cm" svg:y1="8.828cm" svg:x2="5.986cm" svg:y2="8.828cm">
          <text:p text:style-name="P2"/>
        </draw:line>
        <draw:line draw:style-name="gr2" draw:text-style-name="P1" draw:layer="layout" svg:x1="5.741cm" svg:y1="8.601cm" svg:x2="5.741cm" svg:y2="9.058cm">
          <text:p text:style-name="P2"/>
        </draw:line>
        <draw:line draw:style-name="gr2" draw:text-style-name="P1" draw:layer="layout" svg:x1="6.229cm" svg:y1="8.828cm" svg:x2="6.686cm" svg:y2="8.828cm">
          <text:p text:style-name="P2"/>
        </draw:line>
        <draw:line draw:style-name="gr2" draw:text-style-name="P1" draw:layer="layout" svg:x1="6.441cm" svg:y1="8.601cm" svg:x2="6.441cm" svg:y2="9.058cm">
          <text:p text:style-name="P2"/>
        </draw:line>
        <draw:line draw:style-name="gr2" draw:text-style-name="P1" draw:layer="layout" svg:x1="6.929cm" svg:y1="8.828cm" svg:x2="7.386cm" svg:y2="8.828cm">
          <text:p text:style-name="P2"/>
        </draw:line>
        <draw:line draw:style-name="gr2" draw:text-style-name="P1" draw:layer="layout" svg:x1="7.141cm" svg:y1="8.601cm" svg:x2="7.141cm" svg:y2="9.058cm">
          <text:p text:style-name="P2"/>
        </draw:line>
        <draw:line draw:style-name="gr2" draw:text-style-name="P1" draw:layer="layout" svg:x1="7.63cm" svg:y1="8.829cm" svg:x2="8.087cm" svg:y2="8.829cm">
          <text:p text:style-name="P2"/>
        </draw:line>
        <draw:line draw:style-name="gr2" draw:text-style-name="P1" draw:layer="layout" svg:x1="7.842cm" svg:y1="8.602cm" svg:x2="7.842cm" svg:y2="9.059cm">
          <text:p text:style-name="P2"/>
        </draw:line>
        <draw:line draw:style-name="gr2" draw:text-style-name="P1" draw:layer="layout" svg:x1="8.33cm" svg:y1="8.829cm" svg:x2="8.787cm" svg:y2="8.829cm">
          <text:p text:style-name="P2"/>
        </draw:line>
        <draw:line draw:style-name="gr2" draw:text-style-name="P1" draw:layer="layout" svg:x1="8.542cm" svg:y1="8.602cm" svg:x2="8.542cm" svg:y2="9.059cm">
          <text:p text:style-name="P2"/>
        </draw:line>
        <draw:line draw:style-name="gr2" draw:text-style-name="P1" draw:layer="layout" svg:x1="9.03cm" svg:y1="8.829cm" svg:x2="9.487cm" svg:y2="8.829cm">
          <text:p text:style-name="P2"/>
        </draw:line>
        <draw:line draw:style-name="gr2" draw:text-style-name="P1" draw:layer="layout" svg:x1="9.242cm" svg:y1="8.602cm" svg:x2="9.242cm" svg:y2="9.059cm">
          <text:p text:style-name="P2"/>
        </draw:line>
        <draw:circle draw:style-name="gr3" draw:text-style-name="P1" draw:layer="layout" svg:width="0.254cm" svg:height="0.254cm" svg:x="3.698cm" svg:y="4.338cm">
          <text:p text:style-name="P2"/>
        </draw:circle>
        <draw:frame draw:style-name="gr4" draw:text-style-name="P2" draw:layer="layout" svg:width="2.54cm" svg:height="1.27cm" svg:x="3.805cm" svg:y="3.375cm">
          <draw:text-box>
            <text:p text:style-name="P2">P(x,y)</text:p>
          </draw:text-box>
        </draw:frame>
        <draw:line draw:style-name="gr5" draw:text-style-name="P1" draw:layer="layout" svg:x1="3.964cm" svg:y1="9.525cm" svg:x2="10.06cm" svg:y2="9.525cm">
          <text:p text:style-name="P2"/>
        </draw:line>
        <draw:line draw:style-name="gr6" draw:text-style-name="P1" draw:layer="layout" svg:x1="3.81cm" svg:y1="1.27cm" svg:x2="3.81cm" svg:y2="11.43cm">
          <text:p text:style-name="P2"/>
        </draw:line>
        <draw:line draw:style-name="gr5" draw:text-style-name="P1" draw:layer="layout" svg:x1="2.54cm" svg:y1="9.525cm" svg:x2="3.81cm" svg:y2="9.525cm">
          <text:p text:style-name="P2"/>
        </draw:line>
        <draw:frame draw:style-name="gr7" draw:layer="layout" svg:width="1.636cm" svg:height="1.125cm" svg:x="6.406cm" svg:y="9.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.62cm" svg:height="1.125cm" svg:x="2.25cm" svg:y="9.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.314cm" svg:height="1.125cm" svg:x="6.71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1.298cm" svg:height="1.125cm" svg:x="0.815cm" svg:y="5.0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6.151cm" svg:y1="2.786cm" svg:x2="6.151cm" svg:y2="8.836cm">
          <text:p text:style-name="P2"/>
        </draw:line>
        <draw:line draw:style-name="gr2" draw:text-style-name="P1" draw:layer="layout" svg:x1="9.961cm" svg:y1="8.836cm" svg:x2="13.009cm" svg:y2="8.836cm">
          <text:p text:style-name="P2"/>
        </draw:line>
        <draw:frame draw:style-name="gr7" draw:layer="layout" svg:width="0.862cm" svg:height="1.001cm" svg:x="13.271cm" svg:y="8.3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904cm" svg:height="1.001cm" svg:x="5.782cm" svg:y="1.685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Ben</meta:initial-creator>
    <meta:creation-date>2006-09-21T10:43:46</meta:creation-date>
    <dc:creator>Ben</dc:creator>
    <dc:date>2008-09-10T16:22:58</dc:date>
    <dc:language>en-US</dc:language>
    <meta:editing-cycles>9</meta:editing-cycles>
    <meta:editing-duration>PT1H11M1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n>2L</math:mn>
      <math:mn>2</math:mn>
    </math:msub>
    <math:annotation math:encoding="StarMath 5.0">2L_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n>2L</math:mn>
      <math:mn>1</math:mn>
    </math:msub>
    <math:annotation math:encoding="StarMath 5.0">2L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E</math:mi>
      <math:mn>2</math:mn>
    </math:msub>
    <math:annotation math:encoding="StarMath 5.0">E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E</math:mi>
      <math:mn>1</math:mn>
    </math:msub>
    <math:annotation math:encoding="StarMath 5.0">E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</math:mo>
    </math:mover>
    <math:annotation math:encoding="StarMath 5.0">hat x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</math:mo>
    </math:mover>
    <math:annotation math:encoding="StarMath 5.0">hat y </math:annotation>
  </math:semantics>
</math:math>
</file>